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39">
            <text:p>39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2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2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18">
            <text:p>18</text:p>
          </table:table-cell>
          <table:table-cell table:style-name="ce28" office:value-type="string">
            <text:p>Xerox emitidos no mês</text:p>
          </table:table-cell>
          <table:table-cell table:style-name="ce31" table:formula="of:=[.C29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71">
            <text:p>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5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Xerox emitidos no mês</text:p>
          </table:table-cell>
          <table:table-cell table:style-name="ce31" table:formula="of:=[.C54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36">
            <text:p>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Xerox emitidos no mês</text:p>
          </table:table-cell>
          <table:table-cell table:style-name="ce30" table:formula="of:=[.C82]*0.3" office:value-type="float" office:value="7.2">
            <text:p>7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CASSIA</text:p>
          </table:table-cell>
          <table:table-cell table:style-name="ce25" office:value-type="float" office:value="31">
            <text:p>31</text:p>
          </table:table-cell>
          <table:table-cell table:style-name="ce25" office:value-type="string">
            <text:p>Xerox emitidos no mês</text:p>
          </table:table-cell>
          <table:table-cell table:style-name="ce30" table:formula="of:=[.C86]*0.3" office:value-type="float" office:value="9.3">
            <text:p>9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1">
            <text:p>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49">
            <text:p>49</text:p>
          </table:table-cell>
          <table:table-cell table:style-name="ce28" office:value-type="string">
            <text:p>Xerox emitidos no mês</text:p>
          </table:table-cell>
          <table:table-cell table:style-name="ce31" table:formula="of:=[.C99]*0.3" office:value-type="float" office:value="14.7">
            <text:p>14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0" table:formula="of:=[.C104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112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2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136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Xerox emitidos no mês</text:p>
          </table:table-cell>
          <table:table-cell table:style-name="ce31" table:formula="of:=[.C141]*0.3" office:value-type="float" office:value="1.2">
            <text:p>1,2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7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50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16">
            <text:p>1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9">
            <text:p>2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57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6">
            <text:p>1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 table:number-rows-repeated="6537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9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5:3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creator>Guto Marcicano</dc:creator>
    <dc:date>2009-04-23T15:32:07</dc:date>
    <meta:printed-by>Carlos Augusto Marcicano</meta:printed-by>
    <meta:print-date>2007-09-27T11:53:34</meta:print-date>
    <dc:language>pt-BR</dc:language>
    <meta:editing-cycles>667</meta:editing-cycles>
    <meta:editing-duration>PT42H13M09S</meta:editing-duration>
    <meta:document-statistic meta:table-count="2" meta:cell-count="19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